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2" style:family="paragraph" style:parent-style-name="Text_20_body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3" style:family="paragraph" style:parent-style-name="Text_20_body">
      <style:text-properties style:font-name="WenQuanYi Micro Hei" fo:font-size="15pt" fo:font-weight="bold" officeooo:rsid="0001e625" officeooo:paragraph-rsid="0001e625" style:font-name-asian="WenQuanYi Micro Hei" style:font-size-asian="15pt" style:font-weight-asian="bold" style:font-size-complex="15pt" style:font-weight-complex="bold"/>
    </style:style>
    <style:style style:name="P4" style:family="paragraph" style:parent-style-name="Text_20_body">
      <style:text-properties style:font-name="WenQuanYi Micro Hei" fo:font-size="15pt" officeooo:rsid="0001e625" officeooo:paragraph-rsid="001a91b7" style:font-name-asian="WenQuanYi Micro Hei" style:font-size-asian="15pt" style:font-size-complex="15pt"/>
    </style:style>
    <style:style style:name="P5" style:family="paragraph" style:parent-style-name="Text_20_body"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6" style:family="paragraph" style:parent-style-name="Text_20_body">
      <style:text-properties style:font-name="WenQuanYi Micro Hei" fo:font-size="15pt" officeooo:rsid="0001e625" officeooo:paragraph-rsid="0021545e" style:font-name-asian="WenQuanYi Micro Hei" style:font-size-asian="15pt" style:font-size-complex="15pt"/>
    </style:style>
    <style:style style:name="P7" style:family="paragraph" style:parent-style-name="Text_20_body">
      <style:paragraph-properties fo:text-align="start" style:justify-single-word="false"/>
      <style:text-properties style:font-name="WenQuanYi Micro Hei" fo:font-size="15pt" officeooo:rsid="0001e625" officeooo:paragraph-rsid="0001e625" style:font-name-asian="WenQuanYi Micro Hei" style:font-size-asian="15pt" style:font-size-complex="15pt"/>
    </style:style>
    <style:style style:name="P8" style:family="paragraph" style:parent-style-name="Text_20_body">
      <style:text-properties style:font-name="WenQuanYi Micro Hei" fo:font-size="15pt" officeooo:rsid="0001e625" officeooo:paragraph-rsid="002ebd22" style:font-name-asian="WenQuanYi Micro Hei" style:font-size-asian="15pt" style:font-size-complex="15pt"/>
    </style:style>
    <style:style style:name="P9" style:family="paragraph" style:parent-style-name="Text_20_body">
      <style:text-properties style:font-name="WenQuanYi Micro Hei" fo:font-size="15pt" officeooo:rsid="0001e625" officeooo:paragraph-rsid="000f2a06" style:font-name-asian="WenQuanYi Micro Hei" style:font-size-asian="15pt" style:font-size-complex="15pt"/>
    </style:style>
    <style:style style:name="P10" style:family="paragraph" style:parent-style-name="Text_20_body">
      <style:text-properties style:font-name="WenQuanYi Micro Hei" fo:font-size="15pt" officeooo:rsid="0001e625" officeooo:paragraph-rsid="00320d56" style:font-name-asian="WenQuanYi Micro Hei" style:font-size-asian="15pt" style:font-size-complex="15pt"/>
    </style:style>
    <style:style style:name="P11" style:family="paragraph" style:parent-style-name="Text_20_body">
      <style:text-properties style:font-name="WenQuanYi Micro Hei" fo:font-size="15pt" officeooo:rsid="0001e625" officeooo:paragraph-rsid="006551e7" style:font-name-asian="WenQuanYi Micro Hei" style:font-size-asian="15pt" style:font-size-complex="15pt"/>
    </style:style>
    <style:style style:name="P12" style:family="paragraph" style:parent-style-name="Text_20_body">
      <style:text-properties style:font-name="WenQuanYi Micro Hei" fo:font-size="15pt" officeooo:rsid="0001e625" officeooo:paragraph-rsid="006c137c" style:font-name-asian="WenQuanYi Micro Hei" style:font-size-asian="15pt" style:font-size-complex="15pt"/>
    </style:style>
    <style:style style:name="P13" style:family="paragraph" style:parent-style-name="Text_20_body">
      <style:text-properties style:font-name="WenQuanYi Micro Hei" fo:font-size="15pt" officeooo:rsid="000f2a06" officeooo:paragraph-rsid="000f2a06" style:font-name-asian="WenQuanYi Micro Hei" style:font-size-asian="15pt" style:font-size-complex="15pt"/>
    </style:style>
    <style:style style:name="P14" style:family="paragraph" style:parent-style-name="Text_20_body">
      <style:text-properties style:font-name="WenQuanYi Micro Hei" fo:font-size="15pt" officeooo:rsid="0001b15d" officeooo:paragraph-rsid="0001b15d" style:font-name-asian="WenQuanYi Micro Hei" style:font-size-asian="15pt" style:font-size-complex="15pt"/>
    </style:style>
    <style:style style:name="P15" style:family="paragraph" style:parent-style-name="Text_20_body">
      <style:text-properties style:font-name="WenQuanYi Micro Hei" fo:font-size="15pt" officeooo:paragraph-rsid="003f128f" style:font-name-asian="WenQuanYi Micro Hei" style:font-size-asian="15pt" style:font-size-complex="15pt"/>
    </style:style>
    <style:style style:name="P16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P17" style:family="paragraph" style:parent-style-name="Text_20_body">
      <style:text-properties style:font-name="WenQuanYi Micro Hei" fo:font-size="15pt" officeooo:paragraph-rsid="0011da95" style:font-name-asian="WenQuanYi Micro Hei" style:font-size-asian="15pt" style:font-size-complex="15pt"/>
    </style:style>
    <style:style style:name="P18" style:family="paragraph" style:parent-style-name="Text_20_body">
      <style:text-properties style:font-name="WenQuanYi Micro Hei" fo:font-size="15pt" officeooo:paragraph-rsid="000f2a06" style:font-name-asian="WenQuanYi Micro Hei" style:font-size-asian="15pt" style:font-size-complex="15pt"/>
    </style:style>
    <style:style style:name="P19" style:family="paragraph" style:parent-style-name="Text_20_body">
      <style:text-properties style:font-name="WenQuanYi Micro Hei" fo:font-size="15pt" officeooo:paragraph-rsid="0043aa47" style:font-name-asian="WenQuanYi Micro Hei" style:font-size-asian="15pt" style:font-size-complex="15pt"/>
    </style:style>
    <style:style style:name="P20" style:family="paragraph" style:parent-style-name="Text_20_body">
      <style:text-properties style:font-name="WenQuanYi Micro Hei" fo:font-size="15pt" officeooo:paragraph-rsid="004a067c" style:font-name-asian="WenQuanYi Micro Hei" style:font-size-asian="15pt" style:font-size-complex="15pt"/>
    </style:style>
    <style:style style:name="P21" style:family="paragraph" style:parent-style-name="Text_20_body">
      <style:text-properties style:font-name="WenQuanYi Micro Hei" fo:font-size="15pt" officeooo:paragraph-rsid="005174b8" style:font-name-asian="WenQuanYi Micro Hei" style:font-size-asian="15pt" style:font-size-complex="15pt"/>
    </style:style>
    <style:style style:name="P22" style:family="paragraph" style:parent-style-name="Text_20_body">
      <style:text-properties style:font-name="WenQuanYi Micro Hei" fo:font-size="15pt" officeooo:paragraph-rsid="00558e32" style:font-name-asian="WenQuanYi Micro Hei" style:font-size-asian="15pt" style:font-size-complex="15pt"/>
    </style:style>
    <style:style style:name="P23" style:family="paragraph" style:parent-style-name="Text_20_body">
      <style:text-properties style:font-name="WenQuanYi Micro Hei" fo:font-size="15pt" officeooo:paragraph-rsid="0056f6aa" style:font-name-asian="WenQuanYi Micro Hei" style:font-size-asian="15pt" style:font-size-complex="15pt"/>
    </style:style>
    <style:style style:name="P24" style:family="paragraph" style:parent-style-name="Text_20_body">
      <style:text-properties style:font-name="WenQuanYi Micro Hei" fo:font-size="15pt" officeooo:paragraph-rsid="006edc0b" style:font-name-asian="WenQuanYi Micro Hei" style:font-size-asian="15pt" style:font-size-complex="15pt"/>
    </style:style>
    <style:style style:name="P25" style:family="paragraph" style:parent-style-name="Text_20_body">
      <style:text-properties style:font-name="WenQuanYi Micro Hei" fo:font-size="15pt" officeooo:paragraph-rsid="00732fc3" style:font-name-asian="WenQuanYi Micro Hei" style:font-size-asian="15pt" style:font-size-complex="15pt"/>
    </style:style>
    <style:style style:name="P26" style:family="paragraph" style:parent-style-name="Text_20_body">
      <style:text-properties style:font-name="WenQuanYi Micro Hei" fo:font-size="15pt" officeooo:paragraph-rsid="0074ab38" style:font-name-asian="WenQuanYi Micro Hei" style:font-size-asian="15pt" style:font-size-complex="15pt"/>
    </style:style>
    <style:style style:name="P27" style:family="paragraph" style:parent-style-name="Text_20_body">
      <style:text-properties style:font-name="WenQuanYi Micro Hei" fo:font-size="15pt" officeooo:paragraph-rsid="0077c5f4" style:font-name-asian="WenQuanYi Micro Hei" style:font-size-asian="15pt" style:font-size-complex="15pt"/>
    </style:style>
    <style:style style:name="P28" style:family="paragraph" style:parent-style-name="Text_20_body">
      <style:text-properties style:font-name="WenQuanYi Micro Hei" fo:font-size="15pt" officeooo:paragraph-rsid="0077d0ad" style:font-name-asian="WenQuanYi Micro Hei" style:font-size-asian="15pt" style:font-size-complex="15pt"/>
    </style:style>
    <style:style style:name="P29" style:family="paragraph" style:parent-style-name="Text_20_body">
      <style:paragraph-properties fo:break-before="page"/>
      <style:text-properties style:font-name="WenQuanYi Micro Hei" fo:font-size="15pt" officeooo:rsid="0001e625" officeooo:paragraph-rsid="00262f61" style:font-name-asian="WenQuanYi Micro Hei" style:font-size-asian="15pt" style:font-size-complex="15pt"/>
    </style:style>
    <style:style style:name="P30" style:family="paragraph" style:parent-style-name="Text_20_body">
      <style:paragraph-properties fo:break-before="page"/>
      <style:text-properties style:font-name="WenQuanYi Micro Hei" fo:font-size="15pt" officeooo:paragraph-rsid="005cd842" style:font-name-asian="WenQuanYi Micro Hei" style:font-size-asian="15pt" style:font-size-complex="15pt"/>
    </style:style>
    <style:style style:name="P31" style:family="paragraph" style:parent-style-name="Footer">
      <style:text-properties style:font-name="WenQuanYi Micro Hei" fo:font-size="15pt" fo:font-weight="bold" officeooo:rsid="0001e625" officeooo:paragraph-rsid="00096345" style:font-name-asian="WenQuanYi Micro Hei" style:font-size-asian="15pt" style:font-weight-asian="bold" style:font-size-complex="15pt" style:font-weight-complex="bold"/>
    </style:style>
    <style:style style:name="P32" style:family="paragraph" style:parent-style-name="Footer">
      <style:text-properties style:font-name="WenQuanYi Micro Hei" fo:font-size="15pt" fo:font-weight="normal" officeooo:rsid="0001e625" officeooo:paragraph-rsid="00096345" style:font-name-asian="WenQuanYi Micro Hei" style:font-size-asian="15pt" style:font-weight-asian="normal" style:font-size-complex="15pt" style:font-weight-complex="normal"/>
    </style:style>
    <style:style style:name="P33" style:family="paragraph" style:parent-style-name="Footer">
      <style:text-properties style:font-name="WenQuanYi Micro Hei" fo:font-size="15pt" fo:font-weight="normal" officeooo:rsid="0008c926" officeooo:paragraph-rsid="00096345" style:font-name-asian="WenQuanYi Micro Hei" style:font-size-asian="15pt" style:font-weight-asian="normal" style:font-size-complex="15pt" style:font-weight-complex="normal"/>
    </style:style>
    <style:style style:name="P34" style:family="paragraph" style:parent-style-name="Text_20_body" style:list-style-name="L1">
      <style:text-properties style:font-name="WenQuanYi Micro Hei" fo:font-size="15pt" fo:font-weight="normal" style:font-name-asian="WenQuanYi Micro Hei" style:font-size-asian="15pt" style:font-weight-asian="normal" style:font-size-complex="15pt" style:font-weight-complex="normal"/>
    </style:style>
    <style:style style:name="P35" style:family="paragraph" style:parent-style-name="Text_20_body" style:list-style-name="L2">
      <style:text-properties style:font-name="WenQuanYi Micro Hei" fo:font-size="15pt" fo:font-weight="normal" officeooo:rsid="0001e625" officeooo:paragraph-rsid="0001e625" style:font-name-asian="WenQuanYi Micro Hei" style:font-size-asian="15pt" style:font-weight-asian="normal" style:font-size-complex="15pt" style:font-weight-complex="normal"/>
    </style:style>
    <style:style style:name="P36" style:family="paragraph" style:parent-style-name="Text_20_body">
      <style:text-properties style:font-name="WenQuanYi Micro Hei" fo:font-size="15pt" officeooo:rsid="0001e625" officeooo:paragraph-rsid="006551e7" style:font-name-asian="WenQuanYi Micro Hei" style:font-size-asian="15pt" style:font-size-complex="15pt"/>
    </style:style>
    <style:style style:name="P37" style:family="paragraph" style:parent-style-name="Text_20_body">
      <style:text-properties style:font-name="WenQuanYi Micro Hei" fo:font-size="15pt" officeooo:rsid="0001e625" officeooo:paragraph-rsid="0078cea9" style:font-name-asian="WenQuanYi Micro Hei" style:font-size-asian="15pt" style:font-size-complex="15pt"/>
    </style:style>
    <style:style style:name="P38" style:family="paragraph" style:parent-style-name="Text_20_body">
      <style:text-properties style:font-name="WenQuanYi Micro Hei" fo:font-size="15pt" officeooo:rsid="0001b15d" officeooo:paragraph-rsid="0009db5e" style:font-name-asian="WenQuanYi Micro Hei" style:font-size-asian="15pt" style:font-size-complex="15pt"/>
    </style:style>
    <style:style style:name="P39" style:family="paragraph" style:parent-style-name="Text_20_body">
      <style:text-properties style:font-name="WenQuanYi Micro Hei" fo:font-size="15pt" officeooo:paragraph-rsid="0001e625" style:font-name-asian="WenQuanYi Micro Hei" style:font-size-asian="15pt" style:font-size-complex="15pt"/>
    </style:style>
    <style:style style:name="P40" style:family="paragraph" style:parent-style-name="Text_20_body">
      <style:text-properties style:font-name="WenQuanYi Micro Hei" fo:font-size="15pt" officeooo:paragraph-rsid="00586d3b" style:font-name-asian="WenQuanYi Micro Hei" style:font-size-asian="15pt" style:font-size-complex="15pt"/>
    </style:style>
    <style:style style:name="P41" style:family="paragraph" style:parent-style-name="Text_20_body">
      <style:paragraph-properties fo:break-before="page"/>
      <style:text-properties style:font-name="WenQuanYi Micro Hei" fo:font-size="15pt" officeooo:rsid="0001b15d" officeooo:paragraph-rsid="0009db5e" style:font-name-asian="WenQuanYi Micro Hei" style:font-size-asian="15pt" style:font-size-complex="15pt"/>
    </style:style>
    <style:style style:name="P42" style:family="paragraph" style:parent-style-name="Text_20_body">
      <style:paragraph-properties fo:break-before="page"/>
      <style:text-properties style:font-name="WenQuanYi Micro Hei" fo:font-size="15pt" officeooo:paragraph-rsid="0001e625" style:font-name-asian="WenQuanYi Micro Hei" style:font-size-asian="15pt" style:font-size-complex="15pt"/>
    </style:style>
    <style:style style:name="T1" style:family="text">
      <style:text-properties style:text-position="-33% 80%"/>
    </style:style>
    <style:style style:name="T2" style:family="text">
      <style:text-properties officeooo:rsid="0001e625"/>
    </style:style>
    <style:style style:name="T3" style:family="text">
      <style:text-properties officeooo:rsid="0004508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c926" style:font-weight-asian="normal" style:font-weight-complex="normal"/>
    </style:style>
    <style:style style:name="T6" style:family="text">
      <style:text-properties officeooo:rsid="0009db5e"/>
    </style:style>
    <style:style style:name="T7" style:family="text">
      <style:text-properties fo:font-weight="bold" officeooo:rsid="0001e625" style:font-weight-asian="bold" style:font-weight-complex="bold"/>
    </style:style>
    <style:style style:name="T8" style:family="text">
      <style:text-properties fo:font-weight="bold" officeooo:rsid="0009db5e" style:font-weight-asian="bold" style:font-weight-complex="bold"/>
    </style:style>
    <style:style style:name="T9" style:family="text">
      <style:text-properties officeooo:rsid="0017535d"/>
    </style:style>
    <style:style style:name="T10" style:family="text">
      <style:text-properties officeooo:rsid="0018d2cb"/>
    </style:style>
    <style:style style:name="T11" style:family="text">
      <style:text-properties officeooo:rsid="001ba4d4"/>
    </style:style>
    <style:style style:name="T12" style:family="text">
      <style:text-properties officeooo:rsid="0024ab42"/>
    </style:style>
    <style:style style:name="T13" style:family="text">
      <style:text-properties officeooo:rsid="00262f61"/>
    </style:style>
    <style:style style:name="T14" style:family="text">
      <style:text-properties officeooo:rsid="002e8c1c"/>
    </style:style>
    <style:style style:name="T15" style:family="text">
      <style:text-properties officeooo:rsid="002e8cbf"/>
    </style:style>
    <style:style style:name="T16" style:family="text">
      <style:text-properties officeooo:rsid="00301b16"/>
    </style:style>
    <style:style style:name="T17" style:family="text">
      <style:text-properties officeooo:rsid="0037dce8"/>
    </style:style>
    <style:style style:name="T18" style:family="text">
      <style:text-properties officeooo:rsid="003fa2b4"/>
    </style:style>
    <style:style style:name="T19" style:family="text">
      <style:text-properties officeooo:rsid="0043aa47"/>
    </style:style>
    <style:style style:name="T20" style:family="text">
      <style:text-properties officeooo:rsid="004628c1"/>
    </style:style>
    <style:style style:name="T21" style:family="text">
      <style:text-properties officeooo:rsid="0046dac8"/>
    </style:style>
    <style:style style:name="T22" style:family="text">
      <style:text-properties officeooo:rsid="004d82c4"/>
    </style:style>
    <style:style style:name="T23" style:family="text">
      <style:text-properties officeooo:rsid="004fd218"/>
    </style:style>
    <style:style style:name="T24" style:family="text">
      <style:text-properties officeooo:rsid="0053b2ea"/>
    </style:style>
    <style:style style:name="T25" style:family="text">
      <style:text-properties fo:background-color="#b2b2b2" loext:char-shading-value="0"/>
    </style:style>
    <style:style style:name="T26" style:family="text">
      <style:text-properties fo:background-color="transparent" loext:char-shading-value="0"/>
    </style:style>
    <style:style style:name="T27" style:family="text">
      <style:text-properties officeooo:rsid="005c29cf"/>
    </style:style>
    <style:style style:name="T28" style:family="text">
      <style:text-properties fo:background-color="#dddddd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允言老師合成文本</text:p>
      <text:p text:style-name="P32"/>
      <text:p text:style-name="P31"><text:span text:style-name="T4">允言老師ê論文「台語變調系統實作研究」有用著</text:span><text:span text:style-name="T5">17段文本，</text:span></text:p>
      <text:p text:style-name="P33"/>
      <text:p text:style-name="P2">希望這<text:span text:style-name="T3">17</text:span>段錄音稿ē-tàng來當做台語界論文實驗ê標準，</text:p>
      <text:p text:style-name="P1">需要照原作者ê文稿kah 允言老師ê本調標記。</text:p>
      <text:list xml:id="list1084585168" text:style-name="L1">
        <text:list-item>
          <text:p text:style-name="P34">有羅馬字ê就是beh唸ê文稿。</text:p>
        </text:list-item>
      </text:list>
      <text:list xml:id="list3348655529" text:style-name="L2">
        <text:list-item>
          <text:p text:style-name="P35"># 代表前一字唸本調</text:p>
        </text:list-item>
      </text:list>
      <text:p text:style-name="P3"/>
      <text:p text:style-name="P3">0612-<text:span text:style-name="T6">8段觀察文本</text:span></text:p>
      <text:p text:style-name="P2">1.</text:p>
      <text:p text:style-name="P4">「恁kiám無講，猶有四 ge̍h-ji̍t<text:span text:style-name="T1">#</text:span>，tsiū 收割<text:span text:style-name="T1">#</text:span>的時<text:span text:style-name="T1">#</text:span>到<text:span text:style-name="T1">#</text:span>嘛<text:span text:style-name="T1">#</text:span>？我共恁講，攑目看園<text:span text:style-name="T1">#</text:span>已經熟<text:span text:style-name="T1">#</text:span>，通割<text:span text:style-name="T1">#</text:span>啦<text:span text:style-name="T1">#</text:span>。」<text:line-break/>“Lín kiám bô kóng, iáu ū sì ge̍h-ji̍t, tsiū siu-kuah ê sî kàu--mah? Guá kā lín kóng, gia̍h-ba̍k khuànn hn̂g í-king si̍k, thang kuah--lah.”<text:line-break/></text:p>
      <text:p text:style-name="P11">2.<text:line-break/>我若問遐<text:span text:style-name="T1">#</text:span>的兄弟<text:span text:style-name="T1">#</text:span>講。「恁有想欲閣轉來西部<text:span text:style-name="T1">#</text:span>ah-bô<text:span text:style-name="T1">#</text:span>？」𪜶講：「想<text:span text:style-name="T1">#</text:span>是<text:span text:style-name="T9">u</text:span>ē 想<text:span text:style-name="T1">#</text:span>，總是後山<text:span text:style-name="T1">#</text:span>塗<text:span text:style-name="T1">#</text:span>真黏<text:span text:style-name="T1">#</text:span>，」意思<text:span text:style-name="T1">#</text:span>是行袂開跤<text:span text:style-name="T1">#</text:span>，因為好趁食<text:span text:style-name="T1">#</text:span>，呔有影後山<text:span text:style-name="T1">#</text:span>的塗<text:span text:style-name="T1">#</text:span>有黏<text:span text:style-name="T1">#</text:span>咧<text:span text:style-name="T1">#</text:span>？<text:line-break/>Guá nā mn̄g hia ê hiann-tī kóng, “Lín ū siūnn-beh koh tńg-lâi s<text:span text:style-name="T10">ai</text:span>-pōo ah-bô?” In kóng, “Siūnn sī <text:span text:style-name="T9">u</text:span>ē siūnn, tsóng--sī āu-suann thôo tsin liâm,” ì-sù sī kiânn buē khui-kha, in-uī hó thàn-tsia̍h, thài ū-iánn āu-suann ê thôo ū liâm—leh?</text:p>
      <text:p text:style-name="P5"/>
      <text:p text:style-name="P5">東部傳道見聞記，陳降祥著，1961</text:p>
      <text:p text:style-name="P5">Tang-pōo Thuân-tō Kiàn-bûn-kì, Tân Kàng-siông tù, it kiú lio̍k it</text:p>
      <text:p text:style-name="P5"/>
      <text:p text:style-name="P11"/>
      <text:p text:style-name="P11"><text:soft-page-break/>ah-bô <text:span text:style-name="T11">(</text:span>抑無, <text:span text:style-name="T11">ah唸再變調，口語調第1調)</text:span></text:p>
      <text:p text:style-name="P37"><text:span text:style-name="T9">u</text:span>ē （會，北部倚泉腔）</text:p>
      <text:p text:style-name="P37"/>
      <text:p text:style-name="P37"/>
      <text:p text:style-name="P37">3.<text:line-break/>到彼ē-àm <text:span text:style-name="T1">#</text:span>，oo-àm-mî <text:span text:style-name="T1">#</text:span>逼倚<text:span text:style-name="T1">#</text:span>，四圍<text:span text:style-name="T1">#</text:span>攏安靜<text:span text:style-name="T1">#</text:span>的時<text:span text:style-name="T1">#</text:span>，Má-lī <text:span text:style-name="T1">#</text:span>的心<text:span text:style-name="T1">#</text:span>就漸漸感覺孤單<text:span text:style-name="T1">#</text:span>不安<text:span text:style-name="T1">#</text:span>、驚惶<text:span text:style-name="T1">#</text:span>。因為伊攏毋捌一个<text:span text:style-name="T1">#</text:span>佇這款<text:span text:style-name="T1">#</text:span>暗毿<text:span text:style-name="T1">#</text:span>的所在<text:span text:style-name="T1">#</text:span>過暝<text:span text:style-name="T1">#</text:span>。所以Má-lī <text:span text:style-name="T1">#</text:span>只有抱狗仔<text:span text:style-name="T1">#</text:span>佇伊的身邊<text:span text:style-name="T1">#</text:span>毋敢睏<text:span text:style-name="T1">#</text:span>，來咧張持<text:span text:style-name="T1">#</text:span>。<text:line-break/>Kàu hit ē-àm, oo-àm-mî pik-uá, sì-uî lóng an-tsīng ê sî, Má-lī ê sim tsiū tsiām-tsiām kám-kak koo-tuann put-an, kiann-hiânn. In-uī i lóng m̄-bat tsi̍t ê tī tsit-khuán àm-sàm ê sóo-tsāi kè-mê. Sóo-í Má-lī tsí-ū phō káu-á tī i ê sin-pinn m̄-kánn khùn, lâi teh tiunn-tî.</text:p>
      <text:p text:style-name="P5"/>
      <text:p text:style-name="P6">4.<text:line-break/>Má-lī <text:span text:style-name="T1">#</text:span>有時<text:span text:style-name="T1">#</text:span>著īng 雙手<text:span text:style-name="T1">#</text:span>來掩伊的目睭<text:span text:style-name="T1">#</text:span>，有時<text:span text:style-name="T1">#</text:span>窒密伊的耳空<text:span text:style-name="T1">#</text:span>，驚了看著sím-mi̍h <text:span text:style-name="T1">#</text:span>，聽著sím-mi̍h <text:span text:style-name="T1">#</text:span>。實在<text:span text:style-name="T1">#</text:span>Má-lī <text:span text:style-name="T1">#</text:span> suè-suè <text:span text:style-name="T1">#</text:span>的心<text:span text:style-name="T1">#</text:span>攏無法度<text:span text:style-name="T1">#</text:span>通擔當這種<text:span text:style-name="T1">#</text:span>的驚惶<text:span text:style-name="T1">#</text:span>。<text:line-break/>Má-lī ū-sî tio̍h īng siang-tshiú lâi am i ê ba̍k-tsiu, ū-sî that-ba̍t i ê hī-khang, kiann-liáu khuànn-tio̍h sím-mi̍h, thiann-tio̍h sím-mi̍h. Si̍t-tsāi Má-lī suè-suè ê sim lóng bô huat-tōo thang tam-tng tsit-tsióng ê kiann-hiânn.</text:p>
      <text:p text:style-name="P5"/>
      <text:p text:style-name="P5">草堆頂的眠夢──兒童宗教故事，黃懷恩著，1955</text:p>
      <text:p text:style-name="P5">Tsháu-tui-tíng ê Bîn-bāng ── Jî-tông Tsong-kàu Kòo-sū, N̂g Huâi-un tù, it kiú ngóo ngóo</text:p>
      <text:p text:style-name="P5"/>
      <text:p text:style-name="P5"/>
      <text:p text:style-name="P29">5.<text:line-break/>有一日<text:span text:style-name="T1">#</text:span>我佇kue-lōo <text:span text:style-name="T1">#</text:span><text:span text:style-name="T12">teh</text:span>行有拄著一个<text:span text:style-name="T1">#</text:span>細漢囡仔<text:span text:style-name="T1">#</text:span>兇兇走竄<text:span text:style-name="T1">#</text:span>kè <text:span text:style-name="T1">#</text:span>去。彼時<text:span text:style-name="T1">#</text:span>落雪<text:span text:style-name="T1">#</text:span>拄仔tsînn<text:span text:style-name="T1">#</text:span>、kue-lōo <text:span text:style-name="T1">#</text:span>溡溡<text:span text:style-name="T1">#</text:span>。彼个囡仔<text:span text:style-name="T1">#</text:span>無suè-jī <text:span text:style-name="T1">#</text:span>，<text:span text:style-name="T13">teh</text:span>走<text:span text:style-name="T1">#</text:span>的時<text:span text:style-name="T1">#</text:span>跤<text:span text:style-name="T1">#</text:span>著觸跋倒<text:span text:style-name="T1">#</text:span>。<text:line-break/>Ū tsi̍t-ji̍t guá tī kue-lōo teh kiânn ū tú-tio̍h tsi̍t ê suè-hàn gín-á hiong-hiong tsáu tshuàn kè--khì. Hit sî lo̍h-seh tú-á tsînn, kue-lōo tshî-tshî. Hit ê gín-á bô suè-jī, teh tsáu ê sî kha tio̍h-tak pua̍h-tó.</text:p>
      <text:p text:style-name="P7"><text:line-break/>---台日大辭典(台文譯本)--<text:line-break/>tsînn [晴] 好天氣。</text:p>
      <text:p text:style-name="P5"/>
      <text:p text:style-name="P8">6.<text:line-break/>Kè 幾日<text:span text:style-name="T1">#</text:span>閣得著機會<text:span text:style-name="T1">#</text:span>通結謙遜<text:span text:style-name="T1">#</text:span>、溫柔<text:span text:style-name="T1">#</text:span>的ké-tsí <text:span text:style-name="T1">#</text:span>，就是我的查某囝<text:span text:style-name="T1">#</text:span>的頭家娘<text:span text:style-name="T1">#</text:span>閣來guán 兜<text:span text:style-name="T1">#</text:span>bāi<text:span text:style-name="T1">#</text:span>--<text:span text:style-name="T28">伊</text:span><text:span text:style-name="T14">(隨前變調)</text:span>。我想我著共伊hē 前日<text:span text:style-name="T1">#</text:span>所講<text:span text:style-name="T1">#</text:span>的毋著<text:span text:style-name="T1">#</text:span>，總是我真毋愛<text:span text:style-name="T1">#</text:span>，iáu-kú 我lōo-bé<text:span text:style-name="T1">#</text:span>共伊hē<text:span text:style-name="T1">#</text:span>。頭家娘<text:span text:style-name="T1">#</text:span>khuànn-kìnn 我án-ni <text:span text:style-name="T1">#</text:span>，不止奇怪<text:span text:style-name="T1">#</text:span>，看伊的款式<text:span text:style-name="T1">#</text:span>親像知伊也有毋著<text:span text:style-name="T1">#</text:span>。欲去<text:span text:style-name="T1">#</text:span>的時<text:span text:style-name="T1">#</text:span>共我講：「你的查某囝<text:span text:style-name="T1">#</text:span>若欲請tuà teh過一禮拜<text:span text:style-name="T1">#</text:span>也通<text:span text:style-name="T1">#</text:span>。」<text:line-break/>Kè kuí ji̍t koh tit-tio̍h ki-huē thang kiat khiam-sùn, un-jiû ê ké-tsí, tsiū-sī guá ê tsa-bóo-kiánn ê thâu-ke-niû koh lâi guán tau bāi--i. Guá siūnn guá tio̍h kā i hē tsîng-ji̍t sóo kóng ê m̄ tio̍h, tsóng--sī guá tsin m̄-ài, iáu-kú guá lōo-bé kā i hē. Thâu-ke-niû khuànn-kìnn guá án-ni, put-tsí kî-kuài, khuànn i ê khuán-sit tshin-tshiūnn tsai i iā ū m̄-tio̍h. Beh khì ê sî kā guá kóng, “Lí ê tsa-bóo-kiánn nā beh tshiánn tuà teh kè tsi̍t lé-pài iā thang.”</text:p>
      <text:p text:style-name="P5"/>
      <text:p text:style-name="P5">新聞的雜錄，1913</text:p>
      <text:p text:style-name="P5">Sin-bûn ê Tsa̍p-lio̍k, it kiú it sam</text:p>
      <text:p text:style-name="P5"/>
      <text:p text:style-name="P5"><text:soft-page-break/>---台日大辭典(台文譯本)---<text:line-break/>bāi [覓] (1) 探訪。 (2) 走chhōe。 (3) 附tī動詞後表示試意。</text:p>
      <text:p text:style-name="P12">lōo-bé<text:tab/>[路尾]<text:tab/>(1)路ê尾端。 (2)結局，最後。<text:line-break/></text:p>
      <text:p text:style-name="P37"><text:span text:style-name="T28">伊</text:span><text:span text:style-name="T14">(隨前變調)<text:line-break/></text:span><text:span text:style-name="T28">hē</text:span><text:span text:style-name="T15">(</text:span>會<text:span text:style-name="T15">)</text:span></text:p>
      <text:p text:style-name="P37"/>
      <text:p text:style-name="P37"/>
      <text:p text:style-name="P37">7.<text:line-break/>外國人<text:span text:style-name="T1">#</text:span>呵咾咱的台灣<text:span text:style-name="T1">#</text:span>秀麗<text:span text:style-name="T1">#</text:span>；有影<text:span text:style-name="T1">#</text:span>，老實無tshò-gōo <text:span text:style-name="T1">#</text:span>。咱台灣<text:span text:style-name="T1">#</text:span>的山<text:span text:style-name="T1">#</text:span>極雄壯<text:span text:style-name="T1">#</text:span>、極有變化<text:span text:style-name="T1">#</text:span>，閣再是極蒼翠<text:span text:style-name="T1">#</text:span>、極醒目<text:span text:style-name="T1">#</text:span>。時常<text:span text:style-name="T1">#</text:span>有銀色<text:span text:style-name="T1">#</text:span>的雲<text:span text:style-name="T1">#</text:span>，在遐<text:span text:style-name="T1">#</text:span>的青ling-ling<text:span text:style-name="T1">#</text:span>的山尖<text:span text:style-name="T1">#</text:span>的中間<text:span text:style-name="T1">#</text:span><text:span text:style-name="T16">teh</text:span>滾<text:span text:style-name="T16">teh</text:span>夯<text:span text:style-name="T1">#</text:span>。所以坐船對海中央<text:span text:style-name="T1">#</text:span>遠遠看<text:span text:style-name="T1">#</text:span>，的確是非常<text:span text:style-name="T1">#</text:span>媠<text:span text:style-name="T1">#</text:span>。毋若 án-ni <text:span text:style-name="T1">#</text:span>，就是對近近看<text:span text:style-name="T1">#</text:span>，台灣頭<text:span text:style-name="T1">#</text:span>到尾<text:span text:style-name="T1">#</text:span>不論佗落一所在<text:span text:style-name="T1">#</text:span>，樹木<text:span text:style-name="T1">#</text:span>不時<text:span text:style-name="T1">#</text:span>青翠<text:span text:style-name="T1">#</text:span>、花草<text:span text:style-name="T1">#</text:span>不時<text:span text:style-name="T1">#</text:span>豔盛<text:span text:style-name="T1">#</text:span>；有奇巧<text:span text:style-name="T1">#</text:span>的尾蝶<text:span text:style-name="T1">#</text:span>佇彼中間<text:span text:style-name="T1">#</text:span><text:span text:style-name="T16">teh</text:span>舞<text:span text:style-name="T1">#</text:span>、好聲<text:span text:style-name="T1">#</text:span>的蟲豸鳥隻<text:span text:style-name="T1">#</text:span><text:span text:style-name="T16">teh</text:span>啼<text:span text:style-name="T16">teh</text:span>唱<text:span text:style-name="T1">#</text:span>，宛然<text:span text:style-name="T1">#</text:span>是一个<text:span text:style-name="T1">#</text:span>大公園<text:span text:style-name="T1">#</text:span>。<text:line-break/>Guā-kok-lâng o-ló lán ê Tâi-uân siù-lē; ū-iánn,láu-si̍t bô tshò-gōo. Lán Tâi-uân ê suann ki̍k hiông-tsòng, ki̍k ū piàn-huà, koh-tsài sī ki̍k tshong-tshuì, ki̍k tshénn-ba̍k, sî-siông ū gîn-sik ê hûn, tsāi hia-ê tshenn-ling-ling ê suann-tsiam ê tiong-kan teh kún teh giâ. Sóo-í tsē-tsûn tuì hái tiong-ng hn̄g-hn̄g khuànn, tik-khak sī hui-siông suí. M̄-nā án-ni, tsiū-sī tuì kīn-kīn khuànn, Tâi-uân thâu kàu bué put-lūn tó-lo̍h tsi̍t sóo-tsāi, tshiū-ba̍k put-sî tshenn-tshuì, hue-tsháu put-sî iām-sīng; ū kî-khá ê bué-ia̍h tī hit tiong-kan teh bú, hó-siann ê thâng-thuā tsiáu-tsiah teh thî teh tshiùnn, uán-jiân sī tsi̍t ê tuā kong-hn̂g.</text:p>
      <text:p text:style-name="P9"/>
      <text:p text:style-name="P9">---台日大辭典(台文譯本)---</text:p>
      <text:p text:style-name="P13">tó-lo̍h<text:tab/>[何落]<text:tab/>何處，何方。</text:p>
      <text:p text:style-name="P5"/>
      <text:p text:style-name="P10"><text:soft-page-break/>8.<text:line-break/>親像án-ni <text:span text:style-name="T1">#</text:span>來講<text:span text:style-name="T1">#</text:span>，在咱台灣<text:span text:style-name="T1">#</text:span>近近一霎仔久<text:span text:style-name="T1">#</text:span>的工夫<text:span text:style-name="T1">#</text:span>，愛山<text:span text:style-name="T1">#</text:span>tsiū 有山<text:span text:style-name="T1">#</text:span>、愛海<text:span text:style-name="T1">#</text:span>tsiū 有海<text:span text:style-name="T1">#</text:span>；欲熱<text:span text:style-name="T1">#</text:span>tsiū 有熱<text:span text:style-name="T1">#</text:span>、寒<text:span text:style-name="T1">#</text:span>tsiū 有寒<text:span text:style-name="T1">#</text:span>。所以通講台灣<text:span text:style-name="T1">#</text:span>是一个<text:span text:style-name="T1">#</text:span>小東洋<text:span text:style-name="T1">#</text:span>。咱台灣<text:span text:style-name="T1">#</text:span>有這款<text:span text:style-name="T1">#</text:span>天然<text:span text:style-name="T1">#</text:span>的好景<text:span text:style-name="T1">#</text:span>、好氣候<text:span text:style-name="T1">#</text:span>，將來<text:span text:style-name="T1">#</text:span>若是閣īng-sim <text:span text:style-name="T1"># </text:span>ke人<text:span text:style-name="T1">#</text:span>的工夫<text:span text:style-name="T1">#</text:span>大大來整頓<text:span text:style-name="T1">#</text:span>，的確會成做東洋<text:span text:style-name="T1">#</text:span>的大公園<text:span text:style-name="T1">#</text:span>，予東洋<text:span text:style-name="T1">#</text:span>的人<text:span text:style-name="T1">#</text:span>集倚來享福<text:span text:style-name="T1">#</text:span>安樂<text:span text:style-name="T1">#</text:span>。<text:line-break/>Tshin-tshiūnn án-ni lâi kóng, tsāi lán Tâi-uân kīn-kīn tsi̍t-tiap-á-kú ê kang-hu, ài suann tsiū ū suann, ài hái tsiū ū hái, beh jua̍h tsiū ū jua̍h, kuânn tsiū ū kuânn. Sóo-í thang kóng Tâi-uân sī tsi̍t ê sió Tang-iûnn. Lán Tâi-uân ū tsit-khuán thian-jiân ê hó-kíng, hó khì-hāu, tsiong-lâi nā-sī koh īng-sim ke lâng ê kang-hu tuā-tuā lâi tsíng-tùn, tik-khak ē tsiânn-tsò Tang-iûnn ê tuā kong-hn̂g, hōo Tang-iûnn ê lâng tsi̍p-uá lâi hióng-hok an-lo̍k.</text:p>
      <text:p text:style-name="P14"/>
      <text:p text:style-name="P14"/>
      <text:p text:style-name="P14">十項管見，蔡培火著，1924</text:p>
      <text:p text:style-name="P14">Tsa̍p Hāng Kuán-kiàn, Tshuà Puê-hué tù, it kiú jī sù</text:p>
      <text:p text:style-name="P14"/>
      <text:p text:style-name="P38"/>
      <text:p text:style-name="P41">0705<text:span text:style-name="T7">-</text:span><text:span text:style-name="T8">9段試驗文本</text:span></text:p>
      <text:p text:style-name="P14">1.</text:p>
      <text:p text:style-name="P15">論寫白話字<text:span text:style-name="T1">#</text:span>較贏寫中國字<text:span text:style-name="T1">#</text:span>，tsiū 是kuē<text:span text:style-name="T1">#</text:span>寫<text:span text:style-name="T1">#</text:span>，閣逐字<text:span text:style-name="T1">#</text:span>有字通寫<text:span text:style-name="T1">#</text:span>，因為中國字<text:span text:style-name="T1">#</text:span>不止僫寫<text:span text:style-name="T1">#</text:span>，淺學<text:span text:style-name="T1">#</text:span>的人buē-hiáu-tit <text:span text:style-name="T1">#</text:span>寫較深<text:span text:style-name="T1">#</text:span>的字<text:span text:style-name="T1">#</text:span>，抑攏buē-hiáu-tit <text:span text:style-name="T1">#</text:span>寫phue <text:span text:style-name="T1">#</text:span>；設使有時<text:span text:style-name="T1">#</text:span>寫批<text:span text:style-name="T1">#</text:span>，其中常<text:span text:style-name="T1"># </text:span>īng 土字<text:span text:style-name="T1">#</text:span>，攏無kué-seh <text:span text:style-name="T1">#</text:span>，予看phue <text:span text:style-name="T1">#</text:span>的人<text:span text:style-name="T1"># </text:span>buē <text:span text:style-name="T17">(袂)</text:span>明伊的意思<text:span text:style-name="T1">#</text:span>，<text:span text:style-name="T28">tsiū uē tshò-gōo</text:span> <text:span text:style-name="T1">#</text:span>，若是博學<text:span text:style-name="T1">#</text:span>的人<text:span text:style-name="T1">#</text:span>寫批<text:span text:style-name="T1">#</text:span>，較常<text:span text:style-name="T1">#</text:span>是用<text:span text:style-name="T1">#</text:span>深<text:span text:style-name="T1">#</text:span>的字眼<text:span text:style-name="T1">#</text:span>，予人看了<text:span text:style-name="T1">#</text:span>攏buē-hiáu-tit <text:span text:style-name="T1">#</text:span>，毋值著<text:span text:style-name="T1">#</text:span>寫白話字<text:span text:style-name="T1">#</text:span>的批<text:span text:style-name="T1">#</text:span>，逐句<text:span text:style-name="T1">#</text:span>分明攏buē tshò-gōo <text:span text:style-name="T1">#</text:span>，抑是kuē<text:span text:style-name="T1">#</text:span>寫<text:span text:style-name="T1">#</text:span>，人<text:span text:style-name="T1">#</text:span>若學寫<text:span text:style-name="T1">#</text:span>，檢采tsi̍t-ge̍h-ji̍t <text:span text:style-name="T1">#</text:span>，檢采幾若ge̍h-ji̍t <text:span text:style-name="T1">#</text:span>，不論ta-poo-lâng <text:span text:style-name="T1">#</text:span>，婦人人<text:span text:style-name="T1">#</text:span>，以及囡仔<text:span text:style-name="T1">#</text:span>，攏總uē-hiáu-tit <text:span text:style-name="T1">#</text:span>寫批<text:span text:style-name="T1">#</text:span>，閣所寫逐句<text:span text:style-name="T1">#</text:span>分明<text:span text:style-name="T1">#</text:span>，予看<text:span text:style-name="T18">phue</text:span><text:span text:style-name="T1">#</text:span>的人<text:span text:style-name="T1">#</text:span>一盡uē-hiáu-tit <text:span text:style-name="T1">#</text:span>伊的事<text:span text:style-name="T1">#</text:span>，免致錯誤<text:span text:style-name="T1">#</text:span>。<text:line-break/>Lūn siá pe̍h-uē-jī khah-iânn siá Tiong-kok-jī, tsiū-sī kuē siá, koh ta̍k-jī ū jī thang siá, in-uī Tiong-kok-jī put-tsí oh siá, tshián-ha̍k ê lâng buē-hiáu-tit siá khah tshim ê jī, ia̍h lóng buē-hiáu-tit siá phue; siat-sú ū-sî siá phue, kî-tiong siông-īng thóo-jī, lóng bô kué-seh, hōo khuànn phue ê lâng buē bîng i ê ì-sù, tsiū uē tshò-gōo, nā-sī phok-ha̍k ê lâng siá-phue, khah siông sī īng tshim ê jī-gán, hōo lâng khuànn-liáu lóng buē-hiáu-tit, m̄ ta̍t-tio̍h siá pe̍h-uē-jī ê phue, ta̍k-kù hun-bîng lóng buē tshò-gōo, ia̍h-sī kuē siá, lâng nā o̍h siá, kiám-tshái tsi̍t-ge̍h-ji̍t, kiám-tshái kuí-nā ge̍h-ji̍t, put-lūn ta-poo-lâng, hū-jîn-lâng, í-ki̍p gín-á, lóng-tsóng uē-hiáu-tit siá phue, koh sóo-siá ta̍k-kù hun-bîng, hōo khuànn phue ê lâng it-tsīn uē hiáu-tit i ê sū, bián-tì tshò-gōo .<text:line-break/></text:p>
      <text:p text:style-name="P16"/>
      <text:p text:style-name="P17">論白話字ê利益，葉漢章牧師著，1885</text:p>
      <text:p text:style-name="P17">Lūn Pe̍h-uē-jī ê Lī-ik, Ia̍p Hàn-tsiong Bo̍k-su tù, 1885</text:p>
      <text:p text:style-name="P17"><text:line-break/>--- 台日大辭典(台文譯本)---<text:line-break/>kuē [快] (1) 姓。 (2) 容易。<text:line-break/>kué-seh [解說] 說明；解釋。</text:p>
      <text:p text:style-name="P24"><text:soft-page-break/>tsiū uē tshò-gōo <text:span text:style-name="T17">(就會</text:span>錯誤<text:span text:style-name="T17">)</text:span></text:p>
      <text:p text:style-name="P17"/>
      <text:p text:style-name="P19"><text:span text:style-name="T2">2.</text:span><text:line-break/>我照我愚戇<text:span text:style-name="T1">#</text:span>的意見<text:span text:style-name="T1">#</text:span>，將白話字<text:span text:style-name="T1">#</text:span>kap孔子字<text:span text:style-name="T1">#</text:span><text:span text:style-name="T28">sann-pí</text:span>來論<text:span text:style-name="T1">#</text:span>，毋是嫌孔子字<text:span text:style-name="T1">#</text:span>無路用<text:span text:style-name="T1">#</text:span>；不過講白話字<text:span text:style-name="T1">#</text:span>較<text:span text:style-name="T1">#</text:span>快捌<text:span text:style-name="T1">#</text:span>，予人<text:span text:style-name="T1">#</text:span>較緊進步<text:span text:style-name="T1">#</text:span>；毋免到久久定定<text:span text:style-name="T1">#</text:span>予字縛<text:span text:style-name="T19">teh</text:span><text:span text:style-name="T1">#</text:span>。又閣合佇男婦老幼<text:span text:style-name="T1">#</text:span>，貧賤富貴逐等<text:span text:style-name="T1">#</text:span>的人<text:span text:style-name="T1">#</text:span>攏讀<text:span text:style-name="T1">#</text:span>會起<text:span text:style-name="T1">#</text:span>。按呢<text:span text:style-name="T1">#</text:span>kiám毋是不止<text:span text:style-name="T1">#</text:span>大<text:span text:style-name="T1">#</text:span>路用<text:span text:style-name="T1">#</text:span>？<text:line-break/>Guá tsiàu guá gû-gōng ê ì-kiàn, tsiong pe̍h-uē-jī kap Khóng-tsú-jī sann-pí lâi-lūn, m̄-sī hiâm Khóng-tsú-jī bô lōo-īng; put-kò kóng pe̍h-uē-jī khah khuài bat, hōo lâng khah-kín tsìn-pōo ; m̄-bián kàu kú-kú tiānn-tiānn hōo jī pa̍k-teh . Iū koh ha̍p tī lâm-hū ló-iù, pîn-tsiān hù-kuì ta̍k-tíng ê lâng lóng tha̍k ē khí. Án-ni kiám m̄-sī put-tsí tuā lōo-īng?</text:p>
      <text:p text:style-name="P16"/>
      <text:p text:style-name="P16">白話字ê利益，劉茂清著，1886</text:p>
      <text:p text:style-name="P16">Pe̍h-uē-jī ê Lī-ik, Lâu Bôo-tshing tù, 1886</text:p>
      <text:p text:style-name="P16"/>
      <text:p text:style-name="P25">sann-pí<text:span text:style-name="T19">(相比)</text:span></text:p>
      <text:p text:style-name="P16"/>
      <text:p text:style-name="P16"><text:span text:style-name="T2">3.</text:span><text:line-break/>近來佇滿州<text:span text:style-name="T1">#</text:span>攏無啥物<text:span text:style-name="T1">#</text:span>聽見交戰<text:span text:style-name="T1">#</text:span>的消息<text:span text:style-name="T1">#</text:span>。總是8月30<text:span text:style-name="T1">#</text:span>號<text:span text:style-name="T1">#</text:span>佇華太島西爿岸<text:span text:style-name="T1">#</text:span>，有一所在<text:span text:style-name="T1">#</text:span>號做芝加溝<text:span text:style-name="T1">#</text:span>遐<text:span text:style-name="T1">#</text:span>有大<text:span text:style-name="T1">#</text:span>交戰<text:span text:style-name="T1">#</text:span>。日俄<text:span text:style-name="T1">#</text:span>相刣五點鐘<text:span text:style-name="T1">#</text:span>久<text:span text:style-name="T1">#</text:span>。俄死的<text:span text:style-name="T1">#</text:span>有百三名<text:span text:style-name="T1">#</text:span>，日死傷7个<text:span text:style-name="T1">#</text:span>。日<text:span text:style-name="T1">#</text:span>有得著俄<text:span text:style-name="T1">#</text:span>的軍裝不止<text:span text:style-name="T1">#</text:span>濟<text:span text:style-name="T1">#</text:span>。了後華太島<text:span text:style-name="T1">#</text:span>攏安靜<text:span text:style-name="T1">#</text:span>。<text:line-break/>Kīn-lâi tī Buán-tsiu lóng bô sím-mi̍h thiann-kìnn kau-tsiàn ê siau-sit. Tsóng--sī 8 gue̍h 30 hō tī Huâ-thài-tó sai-pîng-huānn, ū tsi̍t sóo-tsāi hō-tsò Tsi-ka-kau hia ū tuā kau-tsiàn. Ji̍t-Ngôo sio-thâi gōo tiám-tsing kú. Ngôo sí-ê ū 130 miâ, Ji̍t sí-siong 7-ê. Ji̍t ū tit-tio̍h Ngôo ê kun-tsong put-tsí tsē. Liáu-āu Huâ-thài-tó lóng an-tsīng.</text:p>
      <text:p text:style-name="P20"><text:soft-page-break/><text:span text:style-name="T2">4.</text:span><text:line-break/>佇東京<text:span text:style-name="T1">#</text:span>濟濟人<text:span text:style-name="T1"># </text:span><text:span text:style-name="T20">teh</text:span>議論𪜶城ni̍h<text:span text:style-name="T1">#</text:span>有遐爾大<text:span text:style-name="T1">#</text:span>擾亂<text:span text:style-name="T1">#</text:span>較大面<text:span text:style-name="T1">#</text:span>是<text:span text:style-name="T1">#</text:span>因為kíng-tshat 濫糝拔刀<text:span text:style-name="T1">#</text:span>去刣人<text:span text:style-name="T1">#</text:span>。所以<text:span text:style-name="T21">teh tsham-siâng </text:span>然後檢采毋准警察<text:span text:style-name="T1">#</text:span>縖<text:span text:style-name="T1">#</text:span>刀<text:span text:style-name="T1">#</text:span>，干焦予𪜶縖槌仔<text:span text:style-name="T1">#</text:span>親像西國警察<text:span text:style-name="T1">#</text:span>的樣<text:span text:style-name="T1">#</text:span>。佇11<text:span text:style-name="T1">#</text:span>號<text:span text:style-name="T1">#</text:span>，日上等<text:span text:style-name="T1">#</text:span>的戰艦<text:span text:style-name="T1">#</text:span>號做三立<text:span text:style-name="T1">#</text:span>，忽然發火佇佐世保<text:span text:style-name="T1">#</text:span>的港內<text:span text:style-name="T1">#</text:span>。別<text:span text:style-name="T1">#</text:span>的戰船<text:span text:style-name="T1">#</text:span>派水兵<text:span text:style-name="T1">#</text:span>來鬥<text:span text:style-name="T1">#</text:span>拍<text:span text:style-name="T1">#</text:span>火<text:span text:style-name="T1">#</text:span>，m̄-kú 三立<text:span text:style-name="T1">#</text:span>的火藥庫<text:span text:style-name="T1">#</text:span>有發<text:span text:style-name="T1">#</text:span>火<text:span text:style-name="T1">#</text:span>，船<text:span text:style-name="T1">#</text:span>tsiū 黏牢佇海底<text:span text:style-name="T1">#</text:span>。死傷<text:span text:style-name="T1">#</text:span>的兵<text:span text:style-name="T1">#</text:span>真濟<text:span text:style-name="T1">#</text:span>，也<text:span text:style-name="T1">#</text:span>揣攏無sin-si <text:span text:style-name="T1">#</text:span>的有600名<text:span text:style-name="T1">#</text:span>。Iáu-buē <text:span text:style-name="T1">#</text:span>知起火<text:span text:style-name="T1">#</text:span>ê in-tuann <text:span text:style-name="T1">#</text:span>。<text:line-break/>Tī Tang-kiann tsē-tsē lâng teh gī-lūn in siânn-ni̍h ū hiah-nī tuā jiáu-luān khah tuā-bīn sī in-uī kíng-tshat lām-sám pui̍h-to khì thâi lâng. Sóo-í teh tsham-siâng jiân-āu kiám-tshái m̄-tsún kíng-tshat hâ to, kan-ta hōo in hâ thuî-á tshin-tshiūnn se-kok kíng-tshat ê iūnn. Tī 11 hō, Ji̍t siōng-tíng ê tsiàn-lām hō-tsò Sam-li̍p, hut-jiân huat-hué tī Tsò-sè-pó ê káng-lāi. Pa̍t ê tsiàn-tsûn phài tsuí-ping lâi tàu phah hué, m̄-kú Sam-li̍p ê hué-io̍h-khòo ū huat hué, tsûn tsiū liâm-tiâu tī hái-té. Sí-siong ê ping tsin-tsē, iā tshuē lóng bô sin-si--ê ū 600 miâ. Iáu-buē tsai khí-hué ê in-tuann.</text:p>
      <text:p text:style-name="P16"/>
      <text:p text:style-name="P16">交戰ê消息，臺南府城教會報編輯室著，1905</text:p>
      <text:p text:style-name="P16">Kau-tsiàn ê Siau-sit, Tâi-lâm Hú-siânn Kàu-huē-pò Pian-tsi̍p-sik tù, 1905 </text:p>
      <text:p text:style-name="P16"/>
      <text:p text:style-name="P27"><text:span text:style-name="T2">5.</text:span><text:line-break/>我一時<text:span text:style-name="T1">#</text:span>ka-kī <text:span text:style-name="T1">#</text:span>感覺十<text:span text:style-name="T1">#</text:span>分<text:span text:style-name="T1">#</text:span>的歹勢<text:span text:style-name="T1">#</text:span>。心肝鼓噗噗惝<text:span text:style-name="T1">#</text:span>，面<text:span text:style-name="T1">#</text:span>tsiū 發烘<text:span text:style-name="T1">#</text:span>，大概<text:span text:style-name="T1">#</text:span>kánn 有紅紅<text:span text:style-name="T1">#</text:span>。Nā-sī 伊顛倒<text:span text:style-name="T1">#</text:span>是真大方<text:span text:style-name="T1">#</text:span>hāi-tsāi<text:span text:style-name="T1">#</text:span>。我一時<text:span text:style-name="T1">#</text:span>雖然<text:span text:style-name="T1">#</text:span>是真歹勢<text:span text:style-name="T1">#</text:span>，m̄-kú一見<text:span text:style-name="T1">#</text:span>對這<text:span text:style-name="T1">#</text:span>个女性若準<text:span text:style-name="T1">#</text:span>佇sím-mi̍h 所在<text:span text:style-name="T1">#</text:span>捌<text:span text:style-name="T1">#</text:span>看伊的面<text:span text:style-name="T1">#</text:span>，而且是真熟<text:span text:style-name="T1">#</text:span>，宛如<text:span text:style-name="T1">#</text:span>早捌sann-bat <text:span text:style-name="T22">(</text:span>相捌<text:span text:style-name="T22">)</text:span><text:span text:style-name="T1">#</text:span>的款式<text:span text:style-name="T1">#</text:span>。Nā-sī 這時<text:span text:style-name="T1">#</text:span>較<text:span text:style-name="T1">#</text:span>想都想不出<text:span text:style-name="T1">#</text:span>伊的名<text:span text:style-name="T1">#</text:span>。<text:line-break/>Guá tsi̍t-sî ka-kī kám-kak tsa̍p-hun ê pháinn-sè. Sim kuann-kóo pho̍k-pho̍k-tshíng, bīn tsiū huat-hōng, tāi-khài kánn ū âng-âng. Nā-sī i tian-tò sī tsin tāi-hong hāi-tsāi. Guá tsi̍t-sî sui-jiân sī tsin pháinn-sè, m̄-kú it-<text:soft-page-break/>kiàn tuì tsit ê lú-sìng ná-tsún tī sím-mi̍h sóo-tsāi bat khuànn i ê bīn, jî-tshiánn sī tsin si̍k, uán-jû tsá bat sann-bat ê khuán-sit. Nā-sī tsit-sî khah siūnn to siūnn put-tshut i ê miâ.</text:p>
      <text:p text:style-name="P18"/>
      <text:p text:style-name="P18">--- 台日大辭典(台文譯本)---</text:p>
      <text:p text:style-name="P16">hāi-tsāi<text:tab/>[亥在]<text:tab/>老神在在，自在。</text:p>
      <text:p text:style-name="P28">Nā-sī <text:s/>[但是] <text:tab/>獨獨, 干但。</text:p>
      <text:p text:style-name="P16"/>
      <text:p text:style-name="P21"><text:span text:style-name="T2">6.</text:span><text:line-break/>隔幾若日<text:span text:style-name="T1">#</text:span>攏無接<text:span text:style-name="T1">#</text:span>著回<text:span text:style-name="T23">phue</text:span><text:span text:style-name="T1">#</text:span>，心<text:span text:style-name="T1">#</text:span>真著急<text:span text:style-name="T1">#</text:span>，時時等候<text:span text:style-name="T1">#</text:span>。忽然佇一<text:span text:style-name="T1">#</text:span>个<text:span text:style-name="T28">mńg-poo </text:span><text:span text:style-name="T1"># </text:span>pàng 課後<text:span text:style-name="T1">#</text:span>有郵差<text:span text:style-name="T1">#</text:span>提一張<text:span text:style-name="T1">#</text:span><text:span text:style-name="T23">phue</text:span><text:span text:style-name="T1">#</text:span>來<text:span text:style-name="T1">#</text:span>。看彼个批囊<text:span text:style-name="T1">#</text:span>就知是一<text:span text:style-name="T1">#</text:span>个女性<text:span text:style-name="T1">#</text:span>寄<text:span text:style-name="T1">#</text:span>的批<text:span text:style-name="T1">#</text:span>。我直覺<text:span text:style-name="T1">#</text:span>是妙寄<text:span text:style-name="T1">#</text:span>的。接<text:span text:style-name="T1">#</text:span>--來tsiū 走去一位<text:span text:style-name="T1">#</text:span>肅靜<text:span text:style-name="T1">#</text:span>的所在<text:span text:style-name="T1">#</text:span>來開<text:span text:style-name="T1">#</text:span>。果然是<text:span text:style-name="T1">#</text:span>，真歡喜共伊讀<text:span text:style-name="T1">#</text:span>。內容<text:span text:style-name="T1">#</text:span>寫án-ni <text:span text:style-name="T1">#</text:span>。<text:line-break/>Keh kuí-nā-ji̍t lóng bô tsiap tio̍h huê phue, sim tsin tio̍h-kip, sî-sî tán-hāu. Hut-jiân tī tsi̍t ê mńg-poo pàng-khò āu ū iû-tshai the̍h tsi̍t-tiunn phue lâi. Khuànn hit ê phue-lông tsiū tsai sī tsi̍t ê lú-sìng kià ê phue. Guá ti̍t-kak sī Biāu kià--ê. Tsiap--lâi tsiū tsáu-khì tsi̍t-uī siok-tsīng ê sóo-tsāi lâi khui. Kó-jiân sī, tsin huann-hí kā i tha̍k. Lāi-iông siá án-ni.</text:p>
      <text:p text:style-name="P16"/>
      <text:p text:style-name="P16">疼你贏過通世間，賴仁聲著，1955</text:p>
      <text:p text:style-name="P16">Thiànn Lí Iânn Kè Thong Sè-kan, Luā Jîn-sing tù,1955</text:p>
      <text:p text:style-name="P16"/>
      <text:p text:style-name="P26">mńg-poo <text:span text:style-name="T23">(</text:span>晚晡<text:span text:style-name="T23">)</text:span></text:p>
      <text:p text:style-name="P16"/>
      <text:p text:style-name="P16"/>
      <text:p text:style-name="P42"><text:span text:style-name="T2">7.</text:span><text:line-break/>「我只是綴你<text:span text:style-name="T24">teh</text:span>看<text:span text:style-name="T1">#</text:span>。」查某<text:span text:style-name="T1">#</text:span>囡仔<text:span text:style-name="T1">#</text:span>越頭<text:span text:style-name="T1">#</text:span>過來,用一<text:span text:style-name="T1">#</text:span>个真天真閣浪漫<text:span text:style-name="T1">#</text:span>的笑容<text:span text:style-name="T1">#</text:span>共應<text:span text:style-name="T1">#</text:span>，「嘛毋知影你為啥物<text:span text:style-name="T1">#</text:span>佇遐<text:span text:style-name="T1">#</text:span>咧吐大氣<text:span text:style-name="T1">#</text:span>。」<text:line-break/>"Guá tsí-sī tuè lí teh khuànn." Tsa-bóo gín-á ua̍t-thâu--kuè-lâi, iōng tsi̍t ê tsin thian-tsin koh lōng-bān ê tshiò-iông kā ìn, "Mā m̄ tsai-iánn lí uī siánn-mih tī hia leh thóo tuā-khuì."</text:p>
      <text:p text:style-name="P16"/>
      <text:p text:style-name="P22"><text:span text:style-name="T2">8.</text:span><text:line-break/>「你看彼个燈塔<text:span text:style-name="T1">#</text:span>。討海<text:span text:style-name="T1">#</text:span>的人<text:span text:style-name="T1">#</text:span>會當倚靠燈塔<text:span text:style-name="T1">#</text:span>來揣著靠岸<text:span text:style-name="T1">#</text:span>的漁港<text:span text:style-name="T1">#</text:span>。少年<text:span text:style-name="T1">#</text:span>的時<text:span text:style-name="T1">#</text:span>，嘛想欲親像tshan-tshiūnn <text:span text:style-name="T1">#</text:span>來奉獻<text:span text:style-name="T1">#</text:span>ka-kī <text:span text:style-name="T1">#</text:span>。總是<text:span text:style-name="T1">#</text:span>，這陣<text:span text:style-name="T1">#</text:span>ka-kī <text:span text:style-name="T1">#</text:span>煞bê-sit <text:span text:style-name="T1">#</text:span>佇烏烏暗暗<text:span text:style-name="T1">#</text:span>的海中央<text:span text:style-name="T1">#</text:span>。」<text:line-break/>"Lí khuànn hit ê ting-thah. Thó-hái ê lâng ē-tàng uá-khò ting-thah lâi tshuē tio̍h khò-huānn ê hî-káng. Siàu-liân ê sî, mā siūnn beh tshan-tshiūnn ting-thah lâi hōng-hiàn ka-kī. Tsóng-sī, tsit-tsūn ka-kī suah bê-sit tī oo-oo-àm-àm ê hái tiong-ng."</text:p>
      <text:p text:style-name="P22"/>
      <text:p text:style-name="P23"/>
      <text:p text:style-name="P30"><text:span text:style-name="T2">9.</text:span><text:line-break/>「阮庄跤<text:span text:style-name="T1">#</text:span>囡仔<text:span text:style-name="T1">#</text:span>較<text:span text:style-name="T1">#</text:span>毋捌<text:span text:style-name="T1">#</text:span>，老師<text:span text:style-name="T1">#</text:span>án-ne <text:span text:style-name="T1">#</text:span>共gún 鼓勵過<text:span text:style-name="T1">#</text:span>，後擺<text:span text:style-name="T1">#</text:span>我tiō 知影作文<text:span text:style-name="T1">#</text:span>愛按怎寫矣<text:span text:style-name="T1">#</text:span>！後來<text:span text:style-name="T1">#</text:span>去小雞籠仔讀初中<text:span text:style-name="T1">#</text:span>，老師<text:span text:style-name="T1">#</text:span>出一<text:span text:style-name="T1">#</text:span>个<text:span text:style-name="T1">#</text:span>'風颱天<text:span text:style-name="T1">#</text:span>'的題目<text:span text:style-name="T1">#</text:span>予阮寫<text:span text:style-name="T1">#</text:span>。彼年9月<text:span text:style-name="T1">#</text:span>拄仔透風颱<text:span text:style-name="T1">#</text:span>，一時溪水<text:span text:style-name="T1">#</text:span>漲<text:span text:style-name="T1">#</text:span>懸<text:span text:style-name="T1">#</text:span>煞做大水<text:span text:style-name="T1">#</text:span>。水淹<text:span text:style-name="T1">#</text:span><text:span text:style-name="T25">甲</text:span>欲到眠床<text:span text:style-name="T1">#</text:span>頂<text:span text:style-name="T1">#</text:span>。你厝<text:span text:style-name="T27">nih</text:span><text:span text:style-name="T1">#</text:span>若淹<text:span text:style-name="T1">#</text:span>過水<text:span text:style-name="T1">#</text:span>，可能<text:span text:style-name="T1">#</text:span>就知影<text:span text:style-name="T1">#</text:span>，彼<text:span text:style-name="T1">#</text:span>ká-ná 世界大亂<text:span text:style-name="T1">#</text:span>咧<text:span text:style-name="T1">#</text:span>。雞仔<text:span text:style-name="T1">#</text:span>，鴨仔<text:span text:style-name="T1">#</text:span>趕去眠床<text:span text:style-name="T1">#</text:span>頂<text:span text:style-name="T1">#</text:span>無打緊<text:span text:style-name="T1">#</text:span>，連田螺<text:span text:style-name="T1">#</text:span>，水雞<text:span text:style-name="T1">#</text:span>，水蛇<text:span text:style-name="T1">#</text:span>都趖入來<text:span text:style-name="T1">#</text:span>。彼時<text:span text:style-name="T1">#</text:span>，阮老爸<text:span text:style-name="T1">#</text:span>拄好佇外口<text:span text:style-name="T1">#</text:span>作穡<text:span text:style-name="T1">#</text:span>無轉來<text:span text:style-name="T1">#</text:span>。我就將阮兄弟姊妹<text:span text:style-name="T1">#</text:span>按怎佇驚惶中仝心<text:span text:style-name="T1">#</text:span>合力<text:span text:style-name="T1">#</text:span>，袂輸抵抗共匪仔<text:span text:style-name="T1">#</text:span>拍<text:span text:style-name="T1">#</text:span>過來這幕<text:span text:style-name="T1">#</text:span>寫<text:span text:style-name="T1">#</text:span>落來，閣加上結尾上<text:span text:style-name="T1">#</text:span>精彩這段<text:span text:style-name="T1">#</text:span>。」<text:line-break/>"Gún tsng-kha gín-á khah m̄-bat, lāu-su án-ne kā gún kóo-lē--kuè, āu-pái guá tiō tsai-iánn tsok-bûn ài án-tsuánn siá--ah! Āu--lâi khì Sió-ke-lang-á tha̍k tshoo-tiong, lāu-su tshut tsi̍t ê 'Hong-thai-thinn' ê tê-bo̍k hōo gún siá. Hit nî 9 gue̍h tú-á thàu hong-thai, tsi̍t-sî khe-tsuí tiùnn kuân suah tsò tuā-tsuí. Tsuí im kah beh kàu bîn-tshn̂g tíng. Lí tshù-nih nā im kuè tsuí, khó-lîng tiō tsai-iánn, he ká-ná sè-kài tuā-luān--leh. Ke-á, ah-á kuánn khì bîn-tshn̂g tíng bô tánn-kín, liân tshân-lê, tsuí-ke, tsuí-tsuâ to sô--li̍p-lâi. Hit-sî, gún lāu-pē tú-hó tī guā-kháu tsoh-sit bô tńg-lâi. Guá tiō tsiong gún hiann-tī tsí-muē án-tsuánn tī kiann-hiânn tiong kāng-sim ha̍p-li̍k, bē-su té-khòng kiōng-huí-á phah kuè-lâi tsit bōo siá--lo̍h-lâi, koh ka-siōng kiat-bué siōng tsing-tshái tsit tuānn."</text:p>
      <text:p text:style-name="P16"/>
      <text:p text:style-name="P16"/>
      <text:p text:style-name="P16">愛你kap愛伊平仔濟，盧誕春著，1997</text:p>
      <text:p text:style-name="P16">Ài Lí Kap Ài I Pînn-á Tsē, Lôo Tàn-tshun tù, 1997</text:p>
      <text:p text:style-name="P40"><text:span text:style-name="T25"/></text:p>
      <text:p text:style-name="P40"><text:span text:style-name="T25">甲: </text:span><text:span text:style-name="T26">再變調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enQuanYi Micro Hei" svg:font-family="'WenQuanYi Micro He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允言老師合成文本-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2:30:04.365167404</meta:creation-date>
    <dc:date>2019-03-15T16:44:55.019631607</dc:date>
    <meta:editing-duration>PT2H8M58S</meta:editing-duration>
    <meta:editing-cycles>100</meta:editing-cycles>
    <meta:generator>LibreOffice/6.0.7.3$Linux_X86_64 LibreOffice_project/00m0$Build-3</meta:generator>
    <meta:document-statistic meta:table-count="0" meta:image-count="0" meta:object-count="0" meta:page-count="11" meta:paragraph-count="62" meta:word-count="3810" meta:character-count="10590" meta:non-whitespace-character-count="9293"/>
  </office:meta>
</office:document-meta>
</file>